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4e750"/>
    </style:style>
    <style:style style:name="P2" style:family="paragraph" style:parent-style-name="Standard">
      <style:text-properties fo:font-weight="bold" officeooo:paragraph-rsid="0004e750" style:font-weight-asian="bold" style:font-weight-complex="bold"/>
    </style:style>
    <style:style style:name="P3" style:family="paragraph" style:parent-style-name="Standard" style:list-style-name="L2">
      <style:text-properties officeooo:paragraph-rsid="0004e750"/>
    </style:style>
    <style:style style:name="P4" style:family="paragraph" style:parent-style-name="Standard" style:list-style-name="L3">
      <style:text-properties officeooo:paragraph-rsid="0004e750"/>
    </style:style>
    <style:style style:name="P5" style:family="paragraph" style:parent-style-name="Standard" style:list-style-name="L3">
      <style:text-properties officeooo:paragraph-rsid="0006d8c7"/>
    </style:style>
    <style:style style:name="P6" style:family="paragraph" style:parent-style-name="Standard" style:list-style-name="L3">
      <style:text-properties officeooo:paragraph-rsid="00072f89"/>
    </style:style>
    <style:style style:name="P7" style:family="paragraph" style:parent-style-name="Standard" style:list-style-name="L3">
      <style:text-properties officeooo:paragraph-rsid="0007b1d3"/>
    </style:style>
    <style:style style:name="P8" style:family="paragraph" style:parent-style-name="Standard" style:list-style-name="L3">
      <style:text-properties officeooo:paragraph-rsid="000be012"/>
    </style:style>
    <style:style style:name="P9" style:family="paragraph" style:parent-style-name="Standard" style:list-style-name="L3">
      <style:text-properties officeooo:paragraph-rsid="000e34bb"/>
    </style:style>
    <style:style style:name="P10" style:family="paragraph" style:parent-style-name="Standard">
      <style:paragraph-properties fo:margin-left="0in" fo:margin-right="0in" fo:text-indent="0in" style:auto-text-indent="false"/>
      <style:text-properties officeooo:paragraph-rsid="0004e750"/>
    </style:style>
    <style:style style:name="P11" style:family="paragraph" style:parent-style-name="Standard">
      <style:paragraph-properties fo:margin-left="0.5in" fo:margin-right="0in" fo:text-indent="0in" style:auto-text-indent="false"/>
      <style:text-properties officeooo:paragraph-rsid="0004e750"/>
    </style:style>
    <style:style style:name="T1" style:family="text">
      <style:text-properties officeooo:rsid="0004e75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6d8c7"/>
    </style:style>
    <style:style style:name="T4" style:family="text">
      <style:text-properties officeooo:rsid="00072f89"/>
    </style:style>
    <style:style style:name="T5" style:family="text">
      <style:text-properties officeooo:rsid="0007b1d3"/>
    </style:style>
    <style:style style:name="T6" style:family="text">
      <style:text-properties officeooo:rsid="000be012"/>
    </style:style>
    <style:style style:name="T7" style:family="text">
      <style:text-properties officeooo:rsid="000c5123"/>
    </style:style>
    <style:style style:name="T8" style:family="text">
      <style:text-properties officeooo:rsid="000e34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Idle Farmer</text:span></text:p>
      <text:p text:style-name="P1"><text:span text:style-name="T1">Devion</text:span></text:p>
      <text:p text:style-name="P1"><text:span text:style-name="T1"/></text:p>
      <text:p text:style-name="P1"><text:span text:style-name="T1">Description:</text:span></text:p>
      <text:p text:style-name="P11"><text:span text:style-name="T1">Farming-based idle game. Start out with a lone farmer growing potatoes. Expand your farm by buying more land. Hire more workers and grow a variety of crops. Push your farm beyond the realm of reason, outgrowing your home state in the process. How large will you be able to grow your farming empire?</text:span></text:p>
      <text:p text:style-name="P11"><text:span text:style-name="T1"/></text:p>
      <text:p text:style-name="P10"><text:span text:style-name="T1">Design Goals:</text:span></text:p>
      <text:list xml:id="list2800257921466511306" text:style-name="L2">
        <text:list-item>
          <text:p text:style-name="P3"><text:span text:style-name="T1">Fully idle gameplay from the onset. No penalty for leaving the game unattended for a long time.</text:span></text:p>
        </text:list-item>
        <text:list-item>
          <text:p text:style-name="P3"><text:span text:style-name="T1">Large number and variety of resources and upgrades.</text:span></text:p>
        </text:list-item>
        <text:list-item>
          <text:p text:style-name="P3"><text:span text:style-name="T1">Push gameplay to beyond the realms of typical expectations.</text:span></text:p>
        </text:list-item>
      </text:list>
      <text:p text:style-name="P10"><text:span text:style-name="T1"/></text:p>
      <text:p text:style-name="P10"><text:span text:style-name="T1">Land </text:span></text:p>
      <text:p text:style-name="P10"><text:span text:style-name="T7"><text:tab/>Tiers represent maximum amount of land. Upgrades are required to advance to the next tier.</text:span></text:p>
      <text:list xml:id="list7663345703752553247" text:style-name="L3">
        <text:list-item>
          <text:p text:style-name="P4"><text:span text:style-name="T1">Small Farm – 50 acres</text:span></text:p>
        </text:list-item>
        <text:list-item>
          <text:p text:style-name="P4"><text:span text:style-name="T3">Large</text:span><text:span text:style-name="T1"> Farm – </text:span><text:span text:style-name="T4">30</text:span><text:span text:style-name="T1">0 acres</text:span></text:p>
        </text:list-item>
        <text:list-item>
          <text:p text:style-name="P5"><text:span text:style-name="T3">Very Large Farm – </text:span><text:span text:style-name="T4">1,5</text:span><text:span text:style-name="T3">00 acres</text:span></text:p>
        </text:list-item>
        <text:list-item>
          <text:p text:style-name="P5"><text:span text:style-name="T3">Small Town – </text:span><text:span text:style-name="T4">7,5</text:span><text:span text:style-name="T3">00 acres</text:span></text:p>
        </text:list-item>
        <text:list-item>
          <text:p text:style-name="P5"><text:span text:style-name="T3">Large Town – </text:span><text:span text:style-name="T4">30</text:span><text:span text:style-name="T3">,000 acres</text:span></text:p>
        </text:list-item>
        <text:list-item>
          <text:p text:style-name="P5"><text:span text:style-name="T3">Very Large Town – </text:span><text:span text:style-name="T7">70</text:span><text:span text:style-name="T3">,000 acres</text:span></text:p>
        </text:list-item>
        <text:list-item>
          <text:p text:style-name="P5"><text:span text:style-name="T7">1</text:span><text:span text:style-name="T3"> County – </text:span><text:span text:style-name="T7">300</text:span><text:span text:style-name="T4">,</text:span><text:span text:style-name="T7">000</text:span><text:span text:style-name="T4"> </text:span><text:span text:style-name="T3">acres</text:span></text:p>
        </text:list-item>
        <text:list-item>
          <text:p text:style-name="P6"><text:span text:style-name="T4">5 Counties – </text:span><text:span text:style-name="T7">2.00</text:span><text:span text:style-name="T4"> M acres</text:span></text:p>
        </text:list-item>
        <text:list-item>
          <text:p text:style-name="P6"><text:span text:style-name="T4">25 Counties – 9.0</text:span><text:span text:style-name="T7">0</text:span><text:span text:style-name="T4"> M acres</text:span></text:p>
        </text:list-item>
        <text:list-item>
          <text:p text:style-name="P5"><text:span text:style-name="T7">1 State</text:span><text:span text:style-name="T3"> – 3</text:span><text:span text:style-name="T7">5.0</text:span><text:span text:style-name="T3"> M acres</text:span></text:p>
        </text:list-item>
        <text:list-item>
          <text:p text:style-name="P6"><text:span text:style-name="T4">4 States – 18</text:span><text:span text:style-name="T7">0</text:span><text:span text:style-name="T4"> M acres</text:span></text:p>
        </text:list-item>
        <text:list-item>
          <text:p text:style-name="P6"><text:span text:style-name="T4">15 States – 6</text:span><text:span text:style-name="T7">80</text:span><text:span text:style-name="T4"> M acres</text:span></text:p>
        </text:list-item>
        <text:list-item>
          <text:p text:style-name="P6"><text:span text:style-name="T4">United States – 2.2</text:span><text:span text:style-name="T8">0</text:span><text:span text:style-name="T4"> B acres</text:span></text:p>
        </text:list-item>
        <text:list-item>
          <text:p text:style-name="P6"><text:span text:style-name="T4">Earth – 3</text:span><text:span text:style-name="T8">7.0</text:span><text:span text:style-name="T4"> B acres</text:span></text:p>
        </text:list-item>
        <text:list-item>
          <text:p text:style-name="P7"><text:span text:style-name="T5">Inner Solar System – 210 B acres</text:span></text:p>
        </text:list-item>
        <text:list-item>
          <text:p text:style-name="P7"><text:span text:style-name="T5">Solar System – 30 T acres </text:span><text:span text:style-name="T6">= 1 </text:span><text:span text:style-name="T7">systems</text:span></text:p>
        </text:list-item>
        <text:list-item>
          <text:p text:style-name="P8"><text:span text:style-name="T6">Solar Interstellar </text:span><text:span text:style-name="T7">Cloud –</text:span><text:span text:style-name="T8"> 100 systems</text:span></text:p>
        </text:list-item>
        <text:list-item>
          <text:p text:style-name="P8"><text:span text:style-name="T6">Local Bubble –</text:span><text:span text:style-name="T8"> 10,000 systems</text:span></text:p>
        </text:list-item>
        <text:list-item>
          <text:p text:style-name="P9"><text:span text:style-name="T8">Orion Arm – 1 B systems</text:span></text:p>
        </text:list-item>
        <text:list-item>
          <text:p text:style-name="P8"><text:span text:style-name="T6">Milky Way – </text:span><text:span text:style-name="T8">1</text:span><text:span text:style-name="T6">00 B </text:span><text:span text:style-name="T8">systems = 1 galaxy</text:span></text:p>
        </text:list-item>
        <text:list-item>
          <text:p text:style-name="P9"><text:span text:style-name="T8">Local Galactic Group – 50 galaxies</text:span></text:p>
        </text:list-item>
        <text:list-item>
          <text:p text:style-name="P9"><text:span text:style-name="T8">Virgo Supercluster – 50,000 galaxies</text:span></text:p>
        </text:list-item>
        <text:list-item>
          <text:p text:style-name="P9"><text:span text:style-name="T8">Local Superclusters – 500 M galaxies</text:span></text:p>
        </text:list-item>
        <text:list-item>
          <text:p text:style-name="P9"><text:span text:style-name="T8">Observable Universe – 100 B galaxies</text:span></text:p>
        </text:list-item>
        <text:list-item>
          <text:p text:style-name="P9"><text:span text:style-name="T8">Parallel Universes – Unlimited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0.5.2$Windows_x86 LibreOffice_project/5464147a081647a250913f19c0715bca595af2f</meta:generator>
    <dc:date>2014-01-16T03:26:23.70</dc:date>
    <meta:document-statistic meta:table-count="0" meta:image-count="0" meta:object-count="0" meta:page-count="1" meta:paragraph-count="35" meta:word-count="259" meta:character-count="1422" meta:non-whitespace-character-count="1198"/>
    <meta:user-defined meta:name="Info 1"/>
    <meta:user-defined meta:name="Info 2"/>
    <meta:user-defined meta:name="Info 3"/>
    <meta:user-defined meta:name="Info 4"/>
  </office:meta>
</office:document-meta>
</file>